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Courier1" fo:font-size="20pt" style:font-size-asian="20pt" style:font-size-complex="20pt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0">Dom, 04/09</text:span>: execução do Python</text:p>
              </text:list-item>
              <text:list-item>
                <text:p>Tarefa-01: <text:span text:style-name="T10">Dom, 18/09</text:span><text:span text:style-name="T11">: exercícios da aula</text:span></text:p>
              </text:list-item>
              <text:list-item>
                <text:p><text:span text:style-name="T11">Tarefa-02: </text:span><text:span text:style-name="T10">Dom, 25/09</text:span><text:span text:style-name="T11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2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7" draw:text-style-name="P9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4">(Se este já foi feito em sala, escolha algum outro proposto.)</text:span></text:p>
              </text:list-item>
              <text:list-item>
                <text:p><text:span text:style-name="T14">Leia números continuamente</text:span></text:p>
              </text:list-item>
              <text:list-item>
                <text:p><text:span text:style-name="T14">Termine quando ler um número menor que o anterior</text:span></text:p>
              </text:list-item>
              <text:list-item>
                <text:p><text:span text:style-name="T14">Exiba (imprima) a soma de todos os valores lidos</text:span></text:p>
              </text:list-item>
              <text:list-item>
                <text:p><text:span text:style-name="T15">(Assuma que só serão digitados números maiores que 0)</text:span></text:p>
                <text:p><text:span text:style-name="T16"/></text:p>
              </text:list-item>
              <text:list-item>
                <text:p><text:span text:style-name="T14">“</text:span><text:span text:style-name="T14">Print Screen” do computador:</text:span></text:p>
                <text:list>
                  <text:list-item>
                    <text:p><text:span text:style-name="T17">Tela de edição: código fonte dos exercícios</text:span></text:p>
                  </text:list-item>
                  <text:list-item>
                    <text:p><text:span text:style-name="T17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Tarefa 01: exercício da aula</text:span><text:span text:style-name="T7"><text:line-break/></text:span><text:span text:style-name="T12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Tarefa 02: 2 exercícios da lista</text:span><text:span text:style-name="T7"><text:line-break/></text:span><text:span text:style-name="T12">(até domingo 25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18">https://github.com/fsantanna/IPD/blob/ma</text:span><text:span text:style-name="T18">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8</meta:editing-cycles>
    <meta:editing-duration>P50DT21H26M16S</meta:editing-duration>
    <meta:initial-creator>chico </meta:initial-creator>
    <dc:date>2016-09-15T09:53:57.362604093</dc:date>
    <meta:document-statistic meta:object-count="8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